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Airdrop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Airdrop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.99502487562188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9.99502487562189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Hard Fork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3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Min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Stak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Wage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1:05:19.891925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